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size-complex="2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22.617cm" svg:height="1.195cm" svg:x="3.302cm" svg:y="1.524cm">
          <draw:text-box>
            <text:p text:style-name="P2"><text:span text:style-name="T1">Continue integration and continue deployment (CI/CD) </text:span></text:p>
          </draw:text-box>
        </draw:frame>
        <draw:frame draw:style-name="gr3" draw:text-style-name="P5" draw:layer="layout" svg:width="22.606cm" svg:height="9.799cm" svg:x="3.048cm" svg:y="3.81cm">
          <draw:text-box>
            <text:p text:style-name="P4"><text:span text:style-name="T2">Why ?</text:span></text:p>
            <text:p text:style-name="P4"><text:span text:style-name="T2"/></text:p>
            <text:p text:style-name="P4"><text:span text:style-name="T2">(1) Increase revenue</text:span></text:p>
            <text:p text:style-name="P4"><text:span text:style-name="T2"/></text:p>
            <text:list text:style-name="L2">
              <text:list-item>
                <text:p text:style-name="P4"><text:span text:style-name="T3">CI/CD improves the app development efficiency.</text:span></text:p>
                <text:p text:style-name="P4"><text:span text:style-name="T3"/></text:p>
              </text:list-item>
              <text:list-item>
                <text:p text:style-name="P4"><text:span text:style-name="T3">Leads to more frequent release of new App versions. <text:s/></text:span></text:p>
                <text:p text:style-name="P4"><text:span text:style-name="T2"/></text:p>
              </text:list-item>
              <text:list-item>
                <text:p text:style-name="P4"><text:span text:style-name="T2">New versions app can improve App quality and lead to the increase of the revenue.</text:span></text:p>
              </text:list-item>
            </text:list>
            <text:list text:style-name="L3">
              <text:list-header>
                <text:p text:style-name="P4"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2.606cm" svg:height="9.799cm" svg:x="3.048cm" svg:y="3.811cm">
          <draw:text-box>
            <text:p text:style-name="P4"><text:span text:style-name="T2">Why ?</text:span></text:p>
            <text:p text:style-name="P4"><text:span text:style-name="T2"/></text:p>
            <text:p text:style-name="P4"><text:span text:style-name="T2">(1) Reduce cost</text:span></text:p>
            <text:p text:style-name="P4"><text:span text:style-name="T2"/></text:p>
            <text:list text:style-name="L2">
              <text:list-item>
                <text:p text:style-name="P4"><text:span text:style-name="T3">The efficiency of CI/CD also reduced <text:s/></text:span></text:p>
                <text:p text:style-name="P4"><text:span text:style-name="T3"/></text:p>
              </text:list-item>
              <text:list-item>
                <text:p text:style-name="P4"><text:span text:style-name="T3">Lead to more frequent release of new App versions. <text:s/></text:span></text:p>
                <text:p text:style-name="P4"><text:span text:style-name="T2"/></text:p>
              </text:list-item>
              <text:list-item>
                <text:p text:style-name="P4"><text:span text:style-name="T2">New versions app can improve app quality and lead to the increase of the revenue.</text:span></text:p>
              </text:list-item>
            </text:list>
            <text:list text:style-name="L3">
              <text:list-header>
                <text:p text:style-name="P4"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00:37:08.543962486</meta:creation-date>
    <meta:generator>LibreOffice/6.4.6.2$Linux_X86_64 LibreOffice_project/40$Build-2</meta:generator>
    <dc:date>2020-12-27T03:33:55.149855510</dc:date>
    <meta:editing-duration>P2DT2H31M11S</meta:editing-duration>
    <meta:editing-cycles>4</meta:editing-cycles>
    <meta:document-statistic meta:object-count="34"/>
  </office:meta>
</office:document-meta>
</file>